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fr" fo:country="FR" officeooo:rsid="00062dfb" officeooo:paragraph-rsid="00062dfb"/>
    </style:style>
    <style:style style:name="P2" style:family="paragraph" style:parent-style-name="Header">
      <style:text-properties fo:language="fr" fo:country="FR" officeooo:rsid="00062dfb" officeooo:paragraph-rsid="00511f00"/>
    </style:style>
    <style:style style:name="P3" style:family="paragraph" style:parent-style-name="Header">
      <style:text-properties fo:language="fr" fo:country="FR" officeooo:rsid="0021ea57" officeooo:paragraph-rsid="0021ea57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0470e1" officeooo:paragraph-rsid="002281fc"/>
    </style:style>
    <style:style style:name="P5" style:family="paragraph" style:parent-style-name="Standard">
      <style:paragraph-properties fo:text-align="justify" style:justify-single-word="false"/>
      <style:text-properties fo:language="fr" fo:country="FR" officeooo:rsid="000470e1" officeooo:paragraph-rsid="000470e1"/>
    </style:style>
    <style:style style:name="P6" style:family="paragraph" style:parent-style-name="Standard">
      <style:paragraph-properties fo:text-align="justify" style:justify-single-word="false"/>
      <style:text-properties fo:language="fr" fo:country="FR" style:text-underline-style="none" officeooo:rsid="004af9d5" officeooo:paragraph-rsid="000b3536"/>
    </style:style>
    <style:style style:name="P7" style:family="paragraph" style:parent-style-name="Standard">
      <style:paragraph-properties fo:text-align="justify" style:justify-single-word="false"/>
      <style:text-properties fo:language="fr" fo:country="FR" style:text-underline-style="none" officeooo:rsid="005bef34" officeooo:paragraph-rsid="005bef34"/>
    </style:style>
    <style:style style:name="P8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b3536" officeooo:paragraph-rsid="000b3536"/>
    </style:style>
    <style:style style:name="P9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52ee75" officeooo:paragraph-rsid="0052ee75"/>
    </style:style>
    <style:style style:name="P10" style:family="paragraph" style:parent-style-name="Standard">
      <style:paragraph-properties fo:text-align="center" style:justify-single-word="false"/>
      <style:text-properties fo:font-size="18pt" fo:language="fr" fo:country="FR" fo:font-weight="bold" officeooo:rsid="000470e1" officeooo:paragraph-rsid="000470e1" style:font-size-asian="18pt" style:font-weight-asian="bold" style:font-size-complex="18pt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52ee75" officeooo:paragraph-rsid="0052ee75"/>
    </style:style>
    <style:style style:name="P12" style:family="paragraph" style:parent-style-name="Standard">
      <style:paragraph-properties fo:text-align="justify" style:justify-single-word="false"/>
      <style:text-properties fo:language="fr" fo:country="FR" style:text-underline-style="none" officeooo:rsid="005bef34" officeooo:paragraph-rsid="005bef34"/>
    </style:style>
    <style:style style:name="P13" style:family="paragraph" style:parent-style-name="Standard">
      <style:paragraph-properties fo:text-align="justify" style:justify-single-word="false"/>
      <style:text-properties fo:language="fr" fo:country="FR" style:text-underline-style="none" officeooo:rsid="005e8e32" officeooo:paragraph-rsid="005e8e32"/>
    </style:style>
    <style:style style:name="P14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fo:language="fr" fo:country="FR" style:text-underline-style="none" officeooo:rsid="0052ee75" officeooo:paragraph-rsid="0052ee75"/>
    </style:style>
    <style:style style:name="P15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fo:language="fr" fo:country="FR" style:text-underline-style="none" officeooo:rsid="005476a7" officeooo:paragraph-rsid="0057567e"/>
    </style:style>
    <style:style style:name="P16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fo:language="fr" fo:country="FR" style:text-underline-style="none" officeooo:rsid="005a60e3" officeooo:paragraph-rsid="005a60e3"/>
    </style:style>
    <style:style style:name="P17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fo:language="fr" fo:country="FR" style:text-underline-style="none" officeooo:rsid="0055639f" officeooo:paragraph-rsid="0055639f"/>
    </style:style>
    <style:style style:name="P18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fo:language="fr" fo:country="FR" style:text-underline-style="none" officeooo:rsid="0057567e" officeooo:paragraph-rsid="0057567e"/>
    </style:style>
    <style:style style:name="P19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fo:language="fr" fo:country="FR" style:text-underline-style="none" officeooo:rsid="00579f7f" officeooo:paragraph-rsid="00579f7f"/>
    </style:style>
    <style:style style:name="T1" style:family="text">
      <style:text-properties officeooo:rsid="00204108"/>
    </style:style>
    <style:style style:name="T2" style:family="text">
      <style:text-properties officeooo:rsid="0050b233"/>
    </style:style>
    <style:style style:name="T3" style:family="text">
      <style:text-properties officeooo:rsid="0006ab37"/>
    </style:style>
    <style:style style:name="T4" style:family="text">
      <style:text-properties officeooo:rsid="0020fca9"/>
    </style:style>
    <style:style style:name="T5" style:family="text">
      <style:text-properties officeooo:rsid="00511f00"/>
    </style:style>
    <style:style style:name="T6" style:family="text">
      <style:text-properties officeooo:rsid="0010507f"/>
    </style:style>
    <style:style style:name="T7" style:family="text">
      <style:text-properties officeooo:rsid="00062dfb"/>
    </style:style>
    <style:style style:name="T8" style:family="text">
      <style:text-properties officeooo:rsid="0052ee75"/>
    </style:style>
    <style:style style:name="T9" style:family="text">
      <style:text-properties officeooo:rsid="005476a7"/>
    </style:style>
    <style:style style:name="T10" style:family="text">
      <style:text-properties officeooo:rsid="0057567e"/>
    </style:style>
    <style:style style:name="T11" style:family="text">
      <style:text-properties officeooo:rsid="000b3536"/>
    </style:style>
    <style:style style:name="T12" style:family="text">
      <style:text-properties officeooo:rsid="0058d8b9"/>
    </style:style>
    <style:style style:name="T13" style:family="text">
      <style:text-properties officeooo:rsid="005e8e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10">TP<text:span text:style-name="T8">7</text:span></text:p>
      <text:p text:style-name="P5"/>
      <text:p text:style-name="P8">Architecture : </text:p>
      <text:p text:style-name="P9"/>
      <text:list xml:id="list3924514701651252946" text:style-name="L1">
        <text:list-item>
          <text:p text:style-name="P11">config.h : contient SIZ_M (valeur 10), SIZE (valeur 96) et MAX_SHT (valeur 32767, valeur maximal pour un short).</text:p>
        </text:list-item>
        <text:list-item>
          <text:p text:style-name="P14">diskIO (.h et .<text:span text:style-name="T9">c</text:span>) : <text:span text:style-name="T9">permet de lire un fichier (et le stocker dans un tableau), d’écrire le contenu d’un tableau dans un fichier.</text:span></text:p>
        </text:list-item>
        <text:list-item>
          <text:p text:style-name="P15">diskSortMerge (.h et .c) : permet de trier les différents fichiers de R et de les joindre deux par deux <text:span text:style-name="T10">Disk Merge Join</text:span></text:p>
        </text:list-item>
        <text:list-item>
          <text:p text:style-name="P16">generate (.h et .c) : permet de diviser le tableau de taille 96 en n file de taille 10</text:p>
        </text:list-item>
        <text:list-item>
          <text:p text:style-name="P17"><text:span text:style-name="T12">o</text:span>util (.h et .c) : contient la fonction de comparaison nécessaire à qsort() et une fonction de puissance pour éviter l’appel à la librairie "math.h".</text:p>
        </text:list-item>
        <text:list-item>
          <text:p text:style-name="P18">relation (.h et .c) : contient les fonctions pour gérer et générer les répertoires.</text:p>
        </text:list-item>
        <text:list-item>
          <text:p text:style-name="P18"><text:span text:style-name="T12">s</text:span>ortMerge (.h et .c) : contient la fonction de tri avec deux tableaux pour stocker dans deux fichiers.</text:p>
        </text:list-item>
        <text:list-item>
          <text:p text:style-name="P18"><text:span text:style-name="T12">t</text:span>abGenerator (.h et .c) : contient la fonction qui remplir un tableau aléatoirement sans doublons.</text:p>
        </text:list-item>
        <text:list-item>
          <text:p text:style-name="P19"><text:span text:style-name="T12">m</text:span>ain.c : <text:span text:style-name="T11">permettant de faire les appels des autres fonctions en fonction du tp.</text:span></text:p>
        </text:list-item>
      </text:list>
      <text:p text:style-name="P6"/>
      <text:p text:style-name="P7">Les fichiers crées sont mis dans le dossier demo. Le dossier Check contient un fichier avec toutes les occurrences pour chaque passe. <text:span text:style-name="T13">Ce qui a permis de vérifier notre algorithme au fur et à mesure du développement.</text:span></text:p>
      <text:p text:style-name="P7"/>
      <text:p text:style-name="P7">Par ailleurs le dossier test contient des test unitaires sur chaque librairie.</text:p>
      <text:p text:style-name="P7"/>
      <text:p text:style-name="P7">Pour compiler le projet faire make </text:p>
      <text:p text:style-name="P7">Pour exécuter le disk merge join faire make run</text:p>
      <text:p text:style-name="P7">Pour exécuter un test pour une librairie, l’exécutable se trouve dans le dossier test/libXXXX </text:p>
      <text:p text:style-name="P7"/>
      <text:p text:style-name="P13">Nous avons effectué des tests sur les librairies suivantes : diskIO, diskSortMerge, generate, outil, rel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 officeooo:rsid="00062dfb" officeooo:paragraph-rsid="00062dfb"/>
    </style:style>
    <style:style style:name="MP2" style:family="paragraph" style:parent-style-name="Header">
      <style:text-properties fo:language="fr" fo:country="FR" officeooo:rsid="00062dfb" officeooo:paragraph-rsid="00511f00"/>
    </style:style>
    <style:style style:name="MP3" style:family="paragraph" style:parent-style-name="Header">
      <style:text-properties fo:language="fr" fo:country="FR" officeooo:rsid="0021ea57" officeooo:paragraph-rsid="0021ea57"/>
    </style:style>
    <style:style style:name="MP4" style:family="paragraph" style:parent-style-name="Standard">
      <style:paragraph-properties fo:text-align="start" style:justify-single-word="false"/>
      <style:text-properties fo:language="fr" fo:country="FR" officeooo:rsid="000470e1" officeooo:paragraph-rsid="002281fc"/>
    </style:style>
    <style:style style:name="MT1" style:family="text">
      <style:text-properties officeooo:rsid="00204108"/>
    </style:style>
    <style:style style:name="MT2" style:family="text">
      <style:text-properties officeooo:rsid="0050b233"/>
    </style:style>
    <style:style style:name="MT3" style:family="text">
      <style:text-properties officeooo:rsid="0006ab37"/>
    </style:style>
    <style:style style:name="MT4" style:family="text">
      <style:text-properties officeooo:rsid="0020fca9"/>
    </style:style>
    <style:style style:name="MT5" style:family="text">
      <style:text-properties officeooo:rsid="00511f00"/>
    </style:style>
    <style:style style:name="MT6" style:family="text">
      <style:text-properties officeooo:rsid="0010507f"/>
    </style:style>
    <style:style style:name="MT7" style:family="text">
      <style:text-properties officeooo:rsid="00062d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LBEZ Samuel &amp; </text:span>JACQUETTE Pierrick<text:tab/><text:tab/>TP n°<text:span text:style-name="MT2">7</text:span> <text:span text:style-name="MT3">du 24/11/2017</text:span> </text:p>
        <text:p text:style-name="MP2"><text:span text:style-name="MT4">samuel.elbe@gmail.com <text:s/>&amp; pierrick.jacquette@gmail.com</text:span><text:tab/><text:span text:style-name="MT5">Disk Merge Join</text:span></text:p>
        <text:p text:style-name="MP3">21200353 &amp; 21305551</text:p>
      </style:header>
      <style:footer>
        <text:p text:style-name="MP4">Conception <text:span text:style-name="MT6">Av</text:span>ancée de Bases de Données<text:tab/><text:tab/><text:tab/><text:tab/><text:tab/><text:tab/><text:span text:style-name="MT7">2017-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ick </meta:initial-creator>
    <meta:creation-date>2017-10-13T20:36:13.861916564</meta:creation-date>
    <meta:generator>LibreOffice/5.1.6.2$Linux_X86_64 LibreOffice_project/10m0$Build-2</meta:generator>
    <dc:date>2017-11-27T17:32:40.645328870</dc:date>
    <meta:editing-duration>PT2H27M58S</meta:editing-duration>
    <meta:editing-cycles>93</meta:editing-cycles>
    <meta:document-statistic meta:table-count="0" meta:image-count="0" meta:object-count="0" meta:page-count="1" meta:paragraph-count="21" meta:word-count="300" meta:character-count="1759" meta:non-whitespace-character-count="1478"/>
  </office:meta>
</office:document-meta>
</file>